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paragraph-properties fo:text-align="center"/>
      <style:text-properties fo:font-size="6pt" style:font-size-asian="10pt" style:font-size-complex="10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3cm" svg:height="6.2cm" svg:x="4.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5cm" svg:x="12.5cm" svg:y="4.65cm">
          <draw:text-box>
            <text:p text:style-name="P2">...</text:p>
          </draw:text-box>
        </draw:frame>
        <draw:custom-shape draw:style-name="gr3" draw:text-style-name="P4" draw:layer="layout" svg:width="0.9cm" svg:height="0.9cm" svg:x="5cm" svg:y="2.3cm">
          <text:p text:style-name="P3"><text:span text:style-name="T1">V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5cm" svg:y="3.5cm">
          <text:p text:style-name="P3"><text:span text:style-name="T1">V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5cm" svg:y="4.7cm">
          <text:p text:style-name="P3"><text:span text:style-name="T1">V3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5cm" svg:y="6.9cm">
          <text:p text:style-name="P3"><text:span text:style-name="T1">Vk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5cm" svg:x="5cm" svg:y="5.65cm">
          <draw:text-box>
            <text:p text:style-name="P2">...</text:p>
          </draw:text-box>
        </draw:frame>
        <draw:custom-shape draw:style-name="gr1" draw:text-style-name="P1" draw:layer="layout" svg:width="2.3cm" svg:height="6.2cm" svg:x="7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7.9cm" svg:y="2.3cm">
          <text:p text:style-name="P3"><text:span text:style-name="T1">V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7.9cm" svg:y="3.5cm">
          <text:p text:style-name="P3"><text:span text:style-name="T1">V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7.9cm" svg:y="4.7cm">
          <text:p text:style-name="P3"><text:span text:style-name="T1">V3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5cm" svg:x="7.9cm" svg:y="5.7cm">
          <draw:text-box>
            <text:p text:style-name="P2">...</text:p>
          </draw:text-box>
        </draw:frame>
        <draw:custom-shape draw:style-name="gr3" draw:text-style-name="P4" draw:layer="layout" svg:width="0.9cm" svg:height="0.9cm" svg:x="7.9cm" svg:y="6.9cm">
          <text:p text:style-name="P3"><text:span text:style-name="T1">Vk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6.2cm" svg:x="1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0.7cm" svg:y="2.3cm">
          <text:p text:style-name="P3"><text:span text:style-name="T1">V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0.7cm" svg:y="3.5cm">
          <text:p text:style-name="P3"><text:span text:style-name="T1">V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0.7cm" svg:y="4.7cm">
          <text:p text:style-name="P3"><text:span text:style-name="T1">V3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0.7cm" svg:y="6.9cm">
          <text:p text:style-name="P3"><text:span text:style-name="T1">Vk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5cm" svg:x="10.7cm" svg:y="5.8cm">
          <draw:text-box>
            <text:p text:style-name="P2">...</text:p>
          </draw:text-box>
        </draw:frame>
        <draw:custom-shape draw:style-name="gr1" draw:text-style-name="P1" draw:layer="layout" svg:width="2.3cm" svg:height="6.2cm" svg:x="13.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4.2cm" svg:y="2.4cm">
          <text:p text:style-name="P3"><text:span text:style-name="T1">V1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4.2cm" svg:y="3.6cm">
          <text:p text:style-name="P3"><text:span text:style-name="T1">V2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4.2cm" svg:y="4.8cm">
          <text:p text:style-name="P3"><text:span text:style-name="T1">V3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9cm" svg:height="0.9cm" svg:x="14.2cm" svg:y="7cm">
          <text:p text:style-name="P3"><text:span text:style-name="T1">Vk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1.05cm" svg:x="14.2cm" svg:y="5.85cm">
          <draw:text-box>
            <text:p text:style-name="P2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20:31:19</dc:date>
    <dc:creator>Ignacio Niesz</dc:creator>
    <meta:editing-duration>PT37M58S</meta:editing-duration>
    <meta:editing-cycles>17</meta:editing-cycles>
    <meta:generator>LibreOffice/3.5$Linux_X86_64 LibreOffice_project/350m1$Build-2</meta:generator>
    <meta:document-statistic meta:object-count="25"/>
  </office:meta>
</office:document-meta>
</file>